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left"/>
    </style:style>
    <style:style style:name="Table2.A" style:family="table-column">
      <style:table-column-properties style:column-width="17cm"/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Standard">
      <style:paragraph-properties fo:text-align="start" style:justify-single-word="false"/>
    </style:style>
    <style:style style:name="T1" style:family="text">
      <style:text-properties fo:text-transform="uppercase" fo:color="#8b1d59" style:font-name="Verdana" fo:font-size="9pt" fo:font-style="normal" fo:font-weight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setLang(user.lang or 'fr_FR')&gt;">&lt;setLang(user.lang or 'fr_FR')&gt;</text:text-input></text:p>
      <text:p text:style-name="Standard"/>
      <text:p text:style-name="P1"><text:text-input text:description="&lt;company.city&gt;">&lt;company.city&gt;</text:text-input>, le: <text:date style:data-style-name="N37" text:date-value="2014-04-16T08:55:35.99">16/04/14</text:date></text:p>
      <text:p text:style-name="P1"/>
      <text:p text:style-name="P1"><text:text-input text:description="&lt;o.partner_id.title.name&gt;">&lt;o.partner_id.title.name&gt;</text:text-input>, vous avez rendez vous le :</text:p>
      <text:p text:style-name="P1"/>
      <text:p text:style-name="P1"/>
      <text:p text:style-name="P1"/>
      <text:p text:style-name="P1"/>
      <text:p text:style-name="P4"><text:text-input text:description="&lt;only_time()&gt;">&lt;only_time()&gt;</text:text-input></text:p>
      <text:p text:style-name="P3"><text:text-input text:description="&lt;user.signature&gt;">&lt;user.signature&gt;</text:text-input></text:p>
      <text:p text:style-name="P2">En cas d'empêchement merci de prévenir dès que possible.</text:p>
      <text:p text:style-name="P2"/>
      <text:p text:style-name="P2">Si vous devez être dilaté pour un examen de la rétine, des gouttes seront instilées dans vos 2 yeux dans la plupart des cas. Pensez à venir accompagné et à ne pas devoir conduire jusqu'à complète récupération visuelle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L'instillation de ce collyre peut entraîner des troubles de la vue et la conduite automobile est à déconseiller après son instillation pendant une durée d'au moins 4 heures surtout lorsque les deux yeux ont été traités.</text:p>
          </table:table-cell>
        </table:table-row>
        <table:table-row>
          <table:table-cell table:style-name="Table2.A1" office:value-type="string">
            <text:p text:style-name="Table_20_Contents"><text:span text:style-name="T1">RÉFÉRENCE(S) OFFICIELLE(S):    </text:span>Rectificatif AMM française 28/03/2011</text:p>
          </table:table-cell>
        </table:table-row>
      </table:table>
      <text:p text:style-name="P2">L'instillation de ce médicament entraîne une mydriase génante pendant quelques heures. En conséquence, après instillation, la conduite de véhicules et/ou l'utilisation de machines sont à déconseiller, pendant toute la durée des troubles visuels.</text:p>
      <text:p text:style-name="P2">RÉFÉRENCE(S) OFFICIELLE(S): <text:s text:c="3"/>Rectificatif AMM française 09/02/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, 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04-16T08:55:36</dc:date>
    <meta:editing-duration>P1DT7H7M13S</meta:editing-duration>
    <meta:editing-cycles>181</meta:editing-cycles>
    <dc:creator>L. FRANCOIS</dc:creator>
    <meta:document-statistic meta:table-count="1" meta:image-count="0" meta:object-count="0" meta:page-count="1" meta:paragraph-count="11" meta:word-count="143" meta:character-count="1015" meta:non-whitespace-character-count="877"/>
  </office:meta>
</office:document-meta>
</file>